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officeooo:rsid="00035b01" officeooo:paragraph-rsid="00035b01" style:font-size-asian="14pt" style:font-size-complex="14pt"/>
    </style:style>
    <style:style style:name="P2" style:family="paragraph" style:parent-style-name="Standard">
      <style:text-properties fo:font-size="14pt" fo:language="fr" fo:country="FR" officeooo:rsid="000547e5" officeooo:paragraph-rsid="0006d1a5" style:font-size-asian="14pt" style:font-size-complex="14pt"/>
    </style:style>
    <style:style style:name="P3" style:family="paragraph" style:parent-style-name="Standard">
      <style:text-properties fo:font-size="14pt" fo:language="fr" fo:country="FR" officeooo:rsid="00075fcb" officeooo:paragraph-rsid="00075fcb" style:font-size-asian="14pt" style:font-size-complex="14pt"/>
    </style:style>
    <style:style style:name="P4" style:family="paragraph" style:parent-style-name="Standard">
      <style:text-properties fo:font-size="14pt" fo:language="fr" fo:country="FR" officeooo:rsid="00075fcb" officeooo:paragraph-rsid="0009243b" style:font-size-asian="14pt" style:font-size-complex="14pt"/>
    </style:style>
    <style:style style:name="P5" style:family="paragraph" style:parent-style-name="Standard">
      <style:text-properties fo:font-size="14pt" fo:language="fr" fo:country="FR" officeooo:rsid="00075fcb" officeooo:paragraph-rsid="0007f132" style:font-size-asian="14pt" style:font-size-complex="14pt"/>
    </style:style>
    <style:style style:name="P6" style:family="paragraph" style:parent-style-name="Standard">
      <style:text-properties fo:font-size="14pt" fo:language="fr" fo:country="FR" officeooo:rsid="000c447f" officeooo:paragraph-rsid="000c447f" style:font-size-asian="14pt" style:font-size-complex="14pt"/>
    </style:style>
    <style:style style:name="P7" style:family="paragraph" style:parent-style-name="Standard">
      <style:text-properties fo:font-size="14pt" fo:language="fr" fo:country="FR" officeooo:rsid="00140b4b" officeooo:paragraph-rsid="00140b4b" style:font-size-asian="14pt" style:font-size-complex="14pt"/>
    </style:style>
    <style:style style:name="P8" style:family="paragraph" style:parent-style-name="Standard">
      <style:text-properties fo:font-size="14pt" fo:language="fr" fo:country="FR" officeooo:rsid="00155ad3" officeooo:paragraph-rsid="00155ad3" style:font-size-asian="14pt" style:font-size-complex="14pt"/>
    </style:style>
    <style:style style:name="P9" style:family="paragraph" style:parent-style-name="Standard">
      <style:text-properties fo:font-size="14pt" fo:language="fr" fo:country="FR" officeooo:rsid="000c447f" officeooo:paragraph-rsid="000c447f" style:font-size-asian="14pt" style:font-size-complex="14pt"/>
    </style:style>
    <style:style style:name="P10" style:family="paragraph" style:parent-style-name="Standard">
      <style:text-properties fo:font-size="14pt" fo:language="fr" fo:country="FR" officeooo:rsid="0018aaf6" officeooo:paragraph-rsid="0018aaf6" style:font-size-asian="14pt" style:font-size-complex="14pt"/>
    </style:style>
    <style:style style:name="P11" style:family="paragraph" style:parent-style-name="Standard">
      <style:text-properties fo:font-size="14pt" fo:language="fr" fo:country="FR" officeooo:rsid="001afcda" officeooo:paragraph-rsid="001afcda" style:font-size-asian="14pt" style:font-size-complex="14pt"/>
    </style:style>
    <style:style style:name="P12" style:family="paragraph" style:parent-style-name="Standard">
      <style:text-properties fo:font-size="14pt" fo:language="fr" fo:country="FR" officeooo:rsid="001afcda" officeooo:paragraph-rsid="001cc4c0" style:font-size-asian="14pt" style:font-size-complex="14pt"/>
    </style:style>
    <style:style style:name="T1" style:family="text">
      <style:text-properties officeooo:rsid="0006d1a5"/>
    </style:style>
    <style:style style:name="T2" style:family="text">
      <style:text-properties officeooo:rsid="00075fcb"/>
    </style:style>
    <style:style style:name="T3" style:family="text">
      <style:text-properties officeooo:rsid="0007f132"/>
    </style:style>
    <style:style style:name="T4" style:family="text">
      <style:text-properties officeooo:rsid="00088ebb"/>
    </style:style>
    <style:style style:name="T5" style:family="text">
      <style:text-properties officeooo:rsid="000923d8"/>
    </style:style>
    <style:style style:name="T6" style:family="text">
      <style:text-properties officeooo:rsid="0009243b"/>
    </style:style>
    <style:style style:name="T7" style:family="text">
      <style:text-properties officeooo:rsid="000b0409"/>
    </style:style>
    <style:style style:name="T8" style:family="text">
      <style:text-properties officeooo:rsid="000de944"/>
    </style:style>
    <style:style style:name="T9" style:family="text">
      <style:text-properties officeooo:rsid="000fc243"/>
    </style:style>
    <style:style style:name="T10" style:family="text">
      <style:text-properties style:text-position="sub 58%"/>
    </style:style>
    <style:style style:name="T11" style:family="text">
      <style:text-properties officeooo:rsid="0019daaf"/>
    </style:style>
    <style:style style:name="T12" style:family="text">
      <style:text-properties officeooo:rsid="001c7ce7"/>
    </style:style>
    <style:style style:name="T13" style:family="text">
      <style:text-properties officeooo:rsid="001cc4c0"/>
    </style:style>
    <style:style style:name="T14" style:family="text">
      <style:text-properties officeooo:rsid="001dd8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<text:tab/><text:tab/><text:tab/><text:tab/><text:tab/><text:tab/><text:tab/><text:tab/><text:tab/><text:tab/><text:tab/> <text:s text:c="7"/>12/10/2022</text:p>
      <text:p text:style-name="P1">Chauve<text:tab/><text:tab/><text:tab/><text:tab/><text:tab/><text:tab/><text:tab/><text:tab/><text:tab/><text:tab/><text:tab/><text:tab/>1°2</text:p>
      <text:p text:style-name="P7">PAP/PPS</text:p>
      <text:p text:style-name="P1"/>
      <text:p text:style-name="P1"/>
      <text:p text:style-name="P1"><text:tab/><text:tab/><text:tab/><text:tab/><text:tab/><text:tab/>Commentaire <text:s/></text:p>
      <text:p text:style-name="P1"/>
      <text:p text:style-name="P1"/>
      <text:p text:style-name="P1"/>
      <text:p text:style-name="P1">Problématique : <text:span text:style-name="T1">Hermione veut-elle vraiment tuée Pyrrhus ? </text:span></text:p>
      <text:p text:style-name="P1"/>
      <text:p text:style-name="P1">Intro :</text:p>
      <text:p text:style-name="P1"/>
      <text:p text:style-name="P2"><text:tab/>La tragédie est un genre théatral crée <text:span text:style-name="T1">lors de</text:span> l’antiquité, <text:span text:style-name="T9">elle ataint son apogé a XVIIe siècle</text:span>. En 1665 Racine sort une pièce de theatre tragédique, « Andromaque ». le passage qui n’ous intérèsse est la scène 1 de l’acte 5. Hermione fiancée <text:span text:style-name="T1">a pyrrhus est</text:span> delaissée <text:span text:style-name="T1">par ce dernier</text:span> <text:span text:style-name="T1">qui lui souhaite épouser Andromaque. Hermione commandite l’assassinat de pyrrhus avec Oreste qu’elle a promi d’épouser si il le poignarde.</text:span></text:p>
      <text:p text:style-name="P2"><text:span text:style-name="T1">Pour Commancer, nous </text:span><text:span text:style-name="T2">verrons</text:span><text:span text:style-name="T1"> que en effet Hermione souhaite la mort de Pyrrhus du plus profond de son coeur. </text:span></text:p>
      <text:p text:style-name="P2"><text:span text:style-name="T1">Pour Continuer, </text:span><text:span text:style-name="T2">nous démontrerons que Hermione ne veut pas la mort de Pyrrhus car elle l’aime encore.</text:span></text:p>
      <text:p text:style-name="P3">Pour finir nous conclurons si oui ou non Hermione veut la mort de Pyrrhus, tout en faisant une réouverture.</text:p>
      <text:p text:style-name="P3"/>
      <text:p text:style-name="P3"><text:tab/></text:p>
      <text:p text:style-name="P4"><text:tab/>Pour commancer, nous dirions que Hermione <text:span text:style-name="T3">veut la mort de pyrrhus. En effet elle ressent une profonde haine envers lui, </text:span><text:span text:style-name="T5">elle essaye de compatir avec lui mais sa volonter de le tuée la ramène a </text:span><text:span text:style-name="T6">sa haine</text:span><text:span text:style-name="T5"> « </text:span><text:span text:style-name="T4">je tremble au seul penser du coup qui le menace. </text:span><text:span text:style-name="T5">et, prete à me vanger, je lui fais déjà grace ! »(l</text:span><text:span text:style-name="T6">13 - </text:span><text:span text:style-name="T5">14) dans </text:span><text:span text:style-name="T6">ces</text:span><text:span text:style-name="T5"> citation</text:span><text:span text:style-name="T6">s il y a</text:span><text:span text:style-name="T5"> un profond changement d’émotion, </text:span><text:span text:style-name="T6">en effet, elle ressent de la pains comme dit plustot « </text:span><text:span text:style-name="T5"> </text:span><text:span text:style-name="T4">je tremble au seul penser du coup qui le menace » </text:span><text:span text:style-name="T6">puis soudainement la haine reprend le dessue « </text:span><text:span text:style-name="T5">et, prete à me vanger, je lui fais déjà grace ! », </text:span><text:span text:style-name="T6">le point d’exclamation montre sa volonté de le tuée, suite a quoi elle ajoute « Non, ne révoquons point l’arret de mon couroux » (l15) en se disant a elle même qu’elle ne révoquer l’arret de son couroux elle conffirme sa volonté de le tuée. </text:span><text:span text:style-name="T7">Plus loins dans le texte Hermione dit « il ne s’informe pas. Si l’on souhaite ailleurs sa vie ou son trépas » Dans cette citation hermione inssinue que c’est elle qui en veut le trépas de pyrrhus et que c’est de sa faut si il ne s’en informe pas.</text:span></text:p>
      <text:p text:style-name="P4"/>
      <text:p text:style-name="P3"><text:tab/></text:p>
      <text:p text:style-name="P5"><text:tab/>pour continuer, nous dirions que Hermione est encore sous le charme de Pyrrhus. En effet, Tout au long du texte <text:span text:style-name="T3">Hermione</text:span> se pose tout un tas de questions <text:span text:style-name="T3">rétorique</text:span> sur pyrrhus <text:span text:style-name="T3">et ses actions par exemple « l’ai-je vu s’attendrir, se troubler un </text:span><text:soft-page-break/><text:span text:style-name="T3">moment» (l7) elle se pose la question alors qu’elle sait bien que Pyrrhus ne l’aime plus. Malgré cela elle continue de l’aimé « Mon coeur, mon lache coeur s’intéresse pour lui » (l12) dans cette citation nous voyons qu’elle l’aime encore « mon lache coeur s’intéresse pour lui » mais qu’elle ressent tout de même de l’énervement </text:span><text:span text:style-name="T4">pas par rapport a pyrrhus mais elle même</text:span><text:span text:style-name="T3"> « mon lache coeur », Hermione aime pyrrhus mais a contre coeur, </text:span><text:span text:style-name="T4">contre sa volonté. Dans ce texte Hermione plains pyrrhus ce qui fait resortir son coté ammoureux et insiste sur l’iédée qu’elle ne va pas le tuée « et je le plains encore ! » (l11) ou encore « je tremble au seul penser du coup qui le menace » </text:span><text:span text:style-name="T5">(l13)</text:span><text:span text:style-name="T4"> </text:span><text:span text:style-name="T5">tout ces citations nous montre qu’elle n’ai pas de marbre avec la decision qu’elle doit prendre et qu’elle est ressent même de la compation, de l’afection.</text:span></text:p>
      <text:p text:style-name="P5"/>
      <text:p text:style-name="P6"/>
      <text:p text:style-name="P6"><text:tab/>En guise de conclusion nous dirions que Hermione est profondément indésise par rapport a la mort de pyrrhus mais que peut import le choix qu’elle fait elle ne sera pas <text:span text:style-name="T8">plus</text:span> heureuse après. En effet Si elle laisse les choses ce passer sans intervenir pyrrhus se marira avec Andromaque et elle sera seul <text:span text:style-name="T8">et jalouse</text:span> et Si elle désside d’intervenir et d’ordonne a oreste de tuée pyrrhus elle sera tout aussi seul <text:span text:style-name="T8">mais en plus elle sera triste </text:span>.</text:p>
      <text:p text:style-name="P6"/>
      <text:p text:style-name="P6"/>
      <text:p text:style-name="P10">Correction :</text:p>
      <text:p text:style-name="P11">I] Le texte</text:p>
      <text:p text:style-name="P10">→ souuffrance d’Hermione. Chmps lexicle de la tristesse </text:p>
      <text:p text:style-name="P10">→ Désir de vengance : Paradoxe amoureux &gt; mort</text:p>
      <text:p text:style-name="P10">→ Expretion <text:s/>de son amour </text:p>
      <text:p text:style-name="P10">→ <text:span text:style-name="T11">oscillation entre colère / amour</text:span></text:p>
      <text:p text:style-name="P10">→ <text:span text:style-name="T11">Folie : ponctuation</text:span></text:p>
      <text:p text:style-name="P10">→ <text:span text:style-name="T11">culpabilité </text:span></text:p>
      <text:p text:style-name="P10">→ <text:span text:style-name="T11">Hésitation/ dilemme tragique </text:span></text:p>
      <text:p text:style-name="P11">II ] Rappel de méthode </text:p>
      <text:p text:style-name="P11">. Txt n’illustre pas 1pt de cours </text:p>
      <text:p text:style-name="P11">. <text:span text:style-name="T12">la problématique se situe au niveau de l’écriture </text:span></text:p>
      <text:p text:style-name="P12">. <text:span text:style-name="T12">Ouverture se situe au niveau du sens de l’oeuvre, de son lien avec une<text:tab/> problématique contescte</text:span></text:p>
      <text:p text:style-name="P12">. <text:span text:style-name="T13">Plan partie</text:span><text:span text:style-name="T14">s</text:span><text:span text:style-name="T13">, sous partie</text:span><text:span text:style-name="T14">s</text:span><text:span text:style-name="T13"> </text:span></text:p>
      <text:p text:style-name="P10"/>
      <text:p text:style-name="P10">(x ; y) = U<text:span text:style-name="T10"> ?</text:span></text:p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8:01:13.916361697</meta:creation-date>
    <dc:date>2022-10-19T08:26:34.667787702</dc:date>
    <meta:editing-duration>PT37M18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2" meta:paragraph-count="30" meta:word-count="716" meta:character-count="3975" meta:non-whitespace-character-count="3230"/>
  </office:meta>
</office:document-meta>
</file>